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charset="x-symbol"/>
    <style:font-face style:name="Wingdings1" svg:font-family="Wingdings"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agraph-properties fo:margin-left="0in" fo:margin-right="0in" fo:margin-top="0.1181in" fo:margin-bottom="0in" fo:line-height="110%" fo:text-align="start" fo:text-indent="0in" style:text-autospace="ideograph-alpha" style:punctuation-wrap="hanging" style:line-break="strict">
        <style:tab-stops/>
      </style:paragraph-properties>
      <style:text-properties fo:hyphenate="false"/>
    </style:style>
    <style:style style:name="P2" style:family="paragraph" style:parent-style-name="Footer">
      <style:paragraph-properties fo:text-align="end" style:justify-single-word="false"/>
      <style:text-properties fo:font-size="8pt" style:font-size-asian="8pt" style:font-size-complex="8pt"/>
    </style:style>
    <style:style style:name="P3" style:family="paragraph" style:parent-style-name="Standard">
      <style:text-properties style:font-name="Arial"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fo:font-size="11pt" style:font-size-asian="11pt" style:font-size-complex="11pt"/>
    </style:style>
    <style:style style:name="P6" style:family="paragraph" style:parent-style-name="Standard">
      <style:paragraph-properties>
        <style:tab-stops>
          <style:tab-stop style:position="0.7591in"/>
          <style:tab-stop style:position="1.102in"/>
          <style:tab-stop style:position="1.6665in"/>
        </style:tab-stops>
      </style:paragraph-properties>
      <style:text-properties fo:font-size="11pt" style:font-size-asian="11pt" style:font-size-complex="11pt"/>
    </style:style>
    <style:style style:name="P7" style:family="paragraph" style:parent-style-name="Standard">
      <style:paragraph-properties>
        <style:tab-stops>
          <style:tab-stop style:position="0.7591in"/>
        </style:tab-stops>
      </style:paragraph-properties>
      <style:text-properties fo:font-size="11pt" style:font-size-asian="11pt" style:font-size-complex="11pt"/>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paragraph-properties fo:text-align="start" style:justify-single-word="false">
        <style:tab-stops>
          <style:tab-stop style:position="2.0217in"/>
          <style:tab-stop style:position="2.7484in"/>
        </style:tab-stops>
      </style:paragraph-properties>
      <style:text-properties fo:font-size="11pt" style:font-size-asian="11pt" style:font-size-complex="11pt"/>
    </style:style>
    <style:style style:name="P10" style:family="paragraph" style:parent-style-name="Standard">
      <style:paragraph-properties fo:text-align="center" style:justify-single-word="false"/>
      <style:text-properties style:font-name="Helvetica"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Helvetica" fo:font-size="11pt" fo:font-weight="bold" fo:background-color="transparent" style:font-size-asian="11pt" style:font-weight-asian="bold" style:font-size-complex="11pt" style:font-weight-complex="bold"/>
    </style:style>
    <style:style style:name="P12" style:family="paragraph" style:parent-style-name="Standard">
      <style:paragraph-properties>
        <style:tab-stops>
          <style:tab-stop style:position="1.9681in" style:type="right"/>
          <style:tab-stop style:position="2.0854in"/>
          <style:tab-stop style:position="6.4807in" style:leader-style="dotted" style:leader-text="."/>
        </style:tab-stops>
      </style:paragraph-properties>
      <style:text-properties fo:font-size="10pt" style:font-size-asian="10pt" style:font-size-complex="10pt"/>
    </style:style>
    <style:style style:name="P13" style:family="paragraph" style:parent-style-name="Standard">
      <style:paragraph-properties>
        <style:tab-stops>
          <style:tab-stop style:position="1.9681in" style:type="right"/>
          <style:tab-stop style:position="2.0638in"/>
          <style:tab-stop style:position="6.4925in" style:leader-style="dotted" style:leader-text="."/>
        </style:tab-stops>
      </style:paragraph-properties>
      <style:text-properties fo:font-size="10pt" style:font-size-asian="10pt" style:font-size-complex="10pt"/>
    </style:style>
    <style:style style:name="P14" style:family="paragraph" style:parent-style-name="Standard">
      <style:paragraph-properties>
        <style:tab-stops>
          <style:tab-stop style:position="1.9681in" style:type="right"/>
          <style:tab-stop style:position="2.0854in"/>
          <style:tab-stop style:position="6.472in" style:leader-style="dotted" style:leader-text="."/>
        </style:tab-stops>
      </style:paragraph-properties>
      <style:text-properties fo:font-size="10pt" style:font-size-asian="10pt" style:font-size-complex="10pt"/>
    </style:style>
    <style:style style:name="P15" style:family="paragraph" style:parent-style-name="Standard">
      <style:paragraph-properties>
        <style:tab-stops>
          <style:tab-stop style:position="1.9783in" style:type="right"/>
          <style:tab-stop style:position="2.0752in"/>
          <style:tab-stop style:position="2.9957in" style:leader-style="dotted" style:leader-text="."/>
          <style:tab-stop style:position="3.3799in" style:type="right"/>
          <style:tab-stop style:position="3.4756in"/>
          <style:tab-stop style:position="6.472in" style:leader-style="dotted" style:leader-text="."/>
        </style:tab-stops>
      </style:paragraph-properties>
      <style:text-properties fo:font-size="10pt" style:font-size-asian="10pt" style:font-size-complex="10pt"/>
    </style:style>
    <style:style style:name="P16" style:family="paragraph" style:parent-style-name="Standard">
      <style:paragraph-properties>
        <style:tab-stops>
          <style:tab-stop style:position="1.9681in" style:type="right"/>
          <style:tab-stop style:position="2.0638in"/>
          <style:tab-stop style:position="6.472in" style:leader-style="dotted" style:leader-text="."/>
        </style:tab-stops>
      </style:paragraph-properties>
      <style:text-properties fo:font-size="10pt" style:font-size-asian="10pt" style:font-size-complex="10pt"/>
    </style:style>
    <style:style style:name="P17" style:family="paragraph" style:parent-style-name="Standard">
      <style:paragraph-properties fo:margin-left="0in" fo:margin-right="0in" fo:margin-top="0in" fo:margin-bottom="0in" fo:text-indent="0in" style:auto-text-indent="false">
        <style:tab-stops>
          <style:tab-stop style:position="1.4811in"/>
          <style:tab-stop style:position="4.1201in"/>
        </style:tab-stops>
      </style:paragraph-properties>
      <style:text-properties style:text-position="0% 100%" fo:font-size="10pt" style:font-size-asian="10pt" style:font-size-complex="10pt"/>
    </style:style>
    <style:style style:name="P18" style:family="paragraph" style:parent-style-name="Standard">
      <style:paragraph-properties fo:margin-left="0in" fo:margin-right="0in" fo:margin-top="0in" fo:margin-bottom="0in" fo:text-indent="0in" style:auto-text-indent="false">
        <style:tab-stops>
          <style:tab-stop style:position="1.4811in"/>
          <style:tab-stop style:position="4.1201in"/>
        </style:tab-stops>
      </style:paragraph-properties>
      <style:text-properties fo:font-size="10pt" style:font-size-asian="10pt" style:font-size-complex="10pt"/>
    </style:style>
    <style:style style:name="P19" style:family="paragraph" style:parent-style-name="Standard">
      <style:paragraph-properties fo:margin-left="0in" fo:margin-right="0in" fo:margin-top="0in" fo:margin-bottom="0in" fo:text-indent="0in" style:auto-text-indent="false">
        <style:tab-stops>
          <style:tab-stop style:position="1.472in"/>
          <style:tab-stop style:position="4.111in"/>
        </style:tab-stops>
      </style:paragraph-properties>
    </style:style>
    <style:style style:name="P20" style:family="paragraph" style:parent-style-name="Standard">
      <style:paragraph-properties fo:margin-left="0.2165in" fo:margin-right="0in" fo:text-align="center" style:justify-single-word="false" fo:text-indent="-0.2035in" style:auto-text-indent="false">
        <style:tab-stops/>
      </style:paragraph-properties>
      <style:text-properties style:font-name="Helvetica" fo:font-size="11pt" fo:font-weight="bold" style:font-size-asian="11pt" style:font-weight-asian="bold" style:font-size-complex="11pt" style:font-weight-complex="bold"/>
    </style:style>
    <style:style style:name="P21" style:family="paragraph" style:parent-style-name="Standard">
      <style:paragraph-properties fo:break-before="page"/>
      <style:text-properties fo:font-size="11pt" style:font-size-asian="11pt" style:font-size-complex="11pt"/>
    </style:style>
    <style:style style:name="P22" style:family="paragraph" style:parent-style-name="Standard">
      <style:paragraph-properties fo:break-before="page"/>
      <style:text-properties style:font-name="Arial" fo:font-size="15pt" fo:font-weight="bold" style:font-size-asian="15pt" style:font-weight-asian="bold" style:font-size-complex="15pt" style:font-weight-complex="bold"/>
    </style:style>
    <style:style style:name="P23" style:family="paragraph" style:parent-style-name="Standard">
      <style:paragraph-properties fo:text-align="center" style:justify-single-word="false" fo:break-before="pag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25" style:family="paragraph" style:parent-style-name="Standard">
      <style:paragraph-properties>
        <style:tab-stops>
          <style:tab-stop style:position="0.7591in"/>
          <style:tab-stop style:position="1.102in"/>
          <style:tab-stop style:position="1.6665in"/>
        </style:tab-stops>
      </style:paragraph-properties>
      <style:text-properties fo:font-size="11pt" style:font-size-asian="11pt" style:font-size-complex="11pt"/>
    </style:style>
    <style:style style:name="P26" style:family="paragraph" style:parent-style-name="Standard">
      <style:paragraph-properties>
        <style:tab-stops>
          <style:tab-stop style:position="1.9681in" style:type="right"/>
          <style:tab-stop style:position="2.0638in"/>
          <style:tab-stop style:position="6.4925in" style:leader-style="dotted" style:leader-text="."/>
        </style:tab-stops>
      </style:paragraph-properties>
      <style:text-properties fo:font-size="10pt" style:font-size-asian="10pt" style:font-size-complex="10pt"/>
    </style:style>
    <style:style style:name="P27" style:family="paragraph" style:parent-style-name="Standard">
      <style:paragraph-properties fo:text-align="end" style:justify-single-word="false">
        <style:tab-stops>
          <style:tab-stop style:position="1.9681in" style:type="right"/>
          <style:tab-stop style:position="2.0638in"/>
          <style:tab-stop style:position="6.4925in" style:leader-style="dotted" style:leader-text="."/>
        </style:tab-stops>
      </style:paragraph-properties>
      <style:text-properties fo:font-size="10pt" style:font-size-asian="10pt" style:font-size-complex="10pt"/>
    </style:style>
    <style:style style:name="P28" style:family="paragraph" style:parent-style-name="Standard">
      <style:paragraph-properties>
        <style:tab-stops>
          <style:tab-stop style:position="1.9681in" style:type="right"/>
          <style:tab-stop style:position="2.0854in"/>
          <style:tab-stop style:position="6.4807in" style:leader-style="dotted" style:leader-text="."/>
        </style:tab-stops>
      </style:paragraph-properties>
      <style:text-properties fo:font-size="10pt" style:font-size-asian="10pt" style:font-size-complex="10pt"/>
    </style:style>
    <style:style style:name="P29" style:family="paragraph" style:parent-style-name="Standard">
      <style:paragraph-properties>
        <style:tab-stops>
          <style:tab-stop style:position="1.9681in" style:type="right"/>
          <style:tab-stop style:position="2.0752in"/>
          <style:tab-stop style:position="6.4709in" style:leader-style="dotted" style:leader-text="."/>
        </style:tab-stops>
      </style:paragraph-properties>
      <style:text-properties fo:font-size="10pt" style:font-size-asian="10pt" style:font-size-complex="10pt"/>
    </style:style>
    <style:style style:name="P30" style:family="paragraph" style:parent-style-name="Standard">
      <style:paragraph-properties>
        <style:tab-stops>
          <style:tab-stop style:position="1.9681in" style:type="right"/>
          <style:tab-stop style:position="2.0854in"/>
          <style:tab-stop style:position="6.472in" style:leader-style="dotted" style:leader-text="."/>
        </style:tab-stops>
      </style:paragraph-properties>
      <style:text-properties fo:font-size="10pt" style:font-size-asian="10pt" style:font-size-complex="10pt"/>
    </style:style>
    <style:style style:name="P31" style:family="paragraph" style:parent-style-name="Standard">
      <style:paragraph-properties>
        <style:tab-stops>
          <style:tab-stop style:position="1.9783in" style:type="right"/>
          <style:tab-stop style:position="2.0752in"/>
          <style:tab-stop style:position="2.9957in" style:leader-style="dotted" style:leader-text="."/>
          <style:tab-stop style:position="3.3799in" style:type="right"/>
          <style:tab-stop style:position="3.4756in"/>
          <style:tab-stop style:position="6.472in" style:leader-style="dotted" style:leader-text="."/>
        </style:tab-stops>
      </style:paragraph-properties>
      <style:text-properties fo:font-size="10pt" style:font-size-asian="10pt" style:font-size-complex="10pt"/>
    </style:style>
    <style:style style:name="P32" style:family="paragraph" style:parent-style-name="Standard">
      <style:paragraph-properties>
        <style:tab-stops>
          <style:tab-stop style:position="1.9681in" style:type="right"/>
          <style:tab-stop style:position="2.0638in"/>
          <style:tab-stop style:position="6.472in" style:leader-style="dotted" style:leader-text="."/>
        </style:tab-stops>
      </style:paragraph-properties>
      <style:text-properties fo:font-size="10pt" style:font-size-asian="10pt" style:font-size-complex="10pt"/>
    </style:style>
    <style:style style:name="P33" style:family="paragraph" style:parent-style-name="Standard" style:list-style-name="L1" style:master-page-name="">
      <style:paragraph-properties fo:margin-left="0in" fo:margin-right="0in" fo:text-indent="0in" style:auto-text-indent="false" style:page-number="auto">
        <style:tab-stops>
          <style:tab-stop style:position="-0.3335in"/>
          <style:tab-stop style:position="0.7591in"/>
          <style:tab-stop style:position="1.0925in"/>
        </style:tab-stops>
      </style:paragraph-properties>
      <style:text-properties fo:font-size="11pt" style:font-size-asian="11pt" style:font-size-complex="11pt"/>
    </style:style>
    <style:style style:name="P34" style:family="paragraph" style:parent-style-name="Standard">
      <style:paragraph-properties fo:margin-left="0in" fo:margin-right="0in" fo:text-indent="0in" style:auto-text-indent="false"/>
      <style:text-properties fo:font-size="11pt" style:font-size-asian="11pt" style:font-size-complex="11pt"/>
    </style:style>
    <style:style style:name="P35" style:family="paragraph" style:parent-style-name="Standard" style:list-style-name="L2">
      <style:paragraph-properties fo:margin-left="0in" fo:margin-right="0in" fo:text-indent="0in" style:auto-text-indent="false">
        <style:tab-stops/>
      </style:paragraph-properties>
      <style:text-properties fo:font-size="11pt" style:font-size-asian="11pt" style:font-size-complex="11pt"/>
    </style:style>
    <style:style style:name="P36" style:family="paragraph" style:parent-style-name="Standard">
      <style:paragraph-properties fo:margin-top="0.1181in" fo:margin-bottom="0in" fo:line-height="110%">
        <style:tab-stops>
          <style:tab-stop style:position="0.7591in"/>
          <style:tab-stop style:position="1.0835in"/>
        </style:tab-stops>
      </style:paragraph-properties>
      <style:text-properties fo:font-size="11pt" style:font-size-asian="11pt" style:font-size-complex="11pt"/>
    </style:style>
    <style:style style:name="P37" style:family="paragraph" style:parent-style-name="Standard">
      <style:paragraph-properties fo:margin-left="0.0134in" fo:margin-right="0in" fo:text-indent="0in" style:auto-text-indent="false">
        <style:tab-stops/>
      </style:paragraph-properties>
      <style:text-properties fo:font-size="11pt" style:font-size-asian="11pt" style:font-size-complex="11pt"/>
    </style:style>
    <style:style style:name="P38" style:family="paragraph" style:parent-style-name="Standard" style:list-style-name="L3">
      <style:paragraph-properties fo:margin-left="0.2165in" fo:margin-right="0in" fo:text-indent="-0.2165in" style:auto-text-indent="false">
        <style:tab-stops>
          <style:tab-stop style:position="-0.3335in"/>
          <style:tab-stop style:position="0.7591in"/>
          <style:tab-stop style:position="1.0925in"/>
        </style:tab-stops>
      </style:paragraph-properties>
      <style:text-properties fo:font-size="11pt" style:font-size-asian="11pt" style:font-size-complex="11pt"/>
    </style:style>
    <style:style style:name="P39" style:family="paragraph" style:parent-style-name="Standard" style:list-style-name="L3" style:master-page-name="">
      <style:paragraph-properties fo:margin-left="0.2165in" fo:margin-right="0in" fo:text-indent="-0.2165in" style:auto-text-indent="false" style:page-number="auto">
        <style:tab-stops>
          <style:tab-stop style:position="-0.3335in"/>
          <style:tab-stop style:position="0.7591in"/>
          <style:tab-stop style:position="1.0925in"/>
        </style:tab-stops>
      </style:paragraph-properties>
      <style:text-properties fo:font-size="11pt" style:font-size-asian="11pt" style:font-size-complex="11pt"/>
    </style:style>
    <style:style style:name="P40" style:family="paragraph">
      <style:paragraph-properties fo:text-align="start"/>
      <style:text-properties style:text-line-through-style="none" style:font-name="Arial" fo:font-size="11pt" fo:font-style="normal" style:text-underline-style="none" fo:font-weight="normal"/>
    </style:style>
    <style:style style:name="P41" style:family="paragraph">
      <style:text-properties style:text-line-through-style="none" style:font-name="Arial" fo:font-size="12pt" fo:font-style="normal" style:text-underline-style="none" fo:font-weight="normal"/>
    </style:style>
    <style:style style:name="P42"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use-window-font-color="true" style:text-outline="false" style:text-line-through-style="none" style:text-position="0% 100%" fo:font-family="Calibri" style:font-pitch="variable" fo:font-size="12pt" fo:letter-spacing="normal" fo:language="en" fo:country="GB" fo:font-style="normal" fo:text-shadow="none" style:text-underline-style="none" fo:font-weight="normal" style:text-underline-mode="continuous" style:text-overline-mode="continuous" style:text-line-through-mode="continuous" style:letter-kerning="true" style:font-family-asian="SimSun, 宋体" style:font-pitch-asian="variable" style:font-size-asian="12pt" style:language-asian="zh" style:country-asian="CN" style:font-style-asian="normal" style:font-weight-asian="normal" style:font-family-complex="'Lucida Sans'" style:font-family-generic-complex="swiss" style:font-pitch-complex="variable" style:font-size-complex="12pt" style:language-complex="hi" style:country-complex="IN" style:font-style-complex="normal" style:font-weight-complex="normal" style:text-scale="100%" style:font-relief="none"/>
    </style:style>
    <style:style style:name="T2" style:family="text">
      <style:text-properties fo:font-weight="bold" style:font-weight-asian="bold" style:font-weight-complex="bold"/>
    </style:style>
    <style:style style:name="T3" style:family="text">
      <style:text-properties style:font-name="Wingdings"/>
    </style:style>
    <style:style style:name="T4" style:family="text">
      <style:text-properties style:font-name="Helvetica" fo:font-weight="bold" style:font-weight-asian="bold" style:font-weight-complex="bold"/>
    </style:style>
    <style:style style:name="T5" style:family="text">
      <style:text-properties style:text-position="super 58%"/>
    </style:style>
    <style:style style:name="T6" style:family="text">
      <style:text-properties style:font-name="Helvetica" fo:font-weight="bold" style:font-weight-asian="bold" style:font-name-complex="Helvetica" style:font-weight-complex="bold"/>
    </style:style>
    <style:style style:name="T7" style:family="text">
      <style:text-properties style:font-name="Wingdings1" style:font-name-complex="Wingdings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vertical-align="middle"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textarea-vertical-align="middle"/>
    </style:style>
    <style:style style:name="gr4" style:family="graphic">
      <style:graphic-properties fo:border="none" style:wrap="run-through" style:number-wrapped-paragraphs="no-limit" style:vertical-pos="from-top" style:horizontal-pos="from-left" style:horizontal-rel="paragraph"/>
    </style:style>
    <style:style style:name="gr5" style:family="graphic">
      <style:graphic-properties draw:textarea-vertical-align="top" style:wrap="run-through" style:number-wrapped-paragraphs="no-limit" style:vertical-pos="from-top" style:horizontal-pos="from-left" style:horizontal-rel="paragraph"/>
    </style:style>
    <style:style style:name="gr6" style:family="graphic">
      <style:graphic-properties draw:textarea-vertical-align="middle"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omposer" form:control-implementation="ooo:com.sun.star.form.component.CheckBox" xml:id="control1" form:id="control1" form:label="Komponist/-i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lyricist" form:control-implementation="ooo:com.sun.star.form.component.CheckBox" xml:id="control2" form:id="control2" form:label="Texter/-i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usician" form:control-implementation="ooo:com.sun.star.form.component.CheckBox" xml:id="control3" form:id="control3" form:label="Musiker/-i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oducer" form:control-implementation="ooo:com.sun.star.form.component.CheckBox" xml:id="control4" form:id="control4" form:label="Musikproduzent/-i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remixer" form:control-implementation="ooo:com.sun.star.form.component.CheckBox" xml:id="control5" form:id="control5" form:label="Remixer/-i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j" form:control-implementation="ooo:com.sun.star.form.component.CheckBox" xml:id="control6" form:id="control6" form:label="DJ" form:image-position="center">
            <form:properties>
              <form:property form:property-name="DefaultControl" office:value-type="string" office:string-value="com.sun.star.form.control.CheckBox"/>
              <form:property form:property-name="SecondaryRefValue" office:value-type="string" office:string-value=""/>
            </form:properties>
          </form:checkbox>
          <form:frame form:name="Group Box 1" form:control-implementation="ooo:com.sun.star.form.component.GroupBox" xml:id="control7" form:id="control7"/>
          <form:radio form:name="created3" form:control-implementation="ooo:com.sun.star.form.component.RadioButton" xml:id="control8" form:id="control8" form:label="ja"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reated3" form:control-implementation="ooo:com.sun.star.form.component.RadioButton" xml:id="control9" form:id="control9" form:label="nein"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frame form:name="cocreator" form:control-implementation="ooo:com.sun.star.form.component.GroupBox" xml:id="control10" form:id="control10"/>
          <form:radio form:name="inColSoc" form:control-implementation="ooo:com.sun.star.form.component.RadioButton" xml:id="control11" form:id="control11" form:label="ja"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inColSoc" form:control-implementation="ooo:com.sun.star.form.component.RadioButton" xml:id="control12" form:id="control12" form:label="nein"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text form:name="FirstName" form:control-implementation="ooo:com.sun.star.form.component.TextField" xml:id="control13" form:id="control13" form:data-field="FirstName" form:convert-empty-to-null="true">
            <form:properties>
              <form:property form:property-name="DefaultControl" office:value-type="string" office:string-value="com.sun.star.form.control.TextField"/>
            </form:properties>
          </form:text>
          <form:text form:name="LastName" form:control-implementation="ooo:com.sun.star.form.component.TextField" xml:id="control14" form:id="control14" form:data-field="LastName" form:convert-empty-to-null="true">
            <form:properties>
              <form:property form:property-name="DefaultControl" office:value-type="string" office:string-value="com.sun.star.form.control.TextField"/>
            </form:properties>
          </form:text>
          <form:text form:name="email" form:control-implementation="ooo:com.sun.star.form.component.TextField" xml:id="control15" form:id="control15" form:data-field="email" form:convert-empty-to-null="true">
            <form:properties>
              <form:property form:property-name="DefaultControl" office:value-type="string" office:string-value="com.sun.star.form.control.TextField"/>
            </form:properties>
          </form:text>
          <form:text form:name="streetNo" form:control-implementation="ooo:com.sun.star.form.component.TextField" xml:id="control16" form:id="control16" form:data-field="streetNo" form:convert-empty-to-null="true">
            <form:properties>
              <form:property form:property-name="DefaultControl" office:value-type="string" office:string-value="com.sun.star.form.control.TextField"/>
            </form:properties>
          </form:text>
          <form:text form:name="address2" form:control-implementation="ooo:com.sun.star.form.component.TextField" xml:id="control17" form:id="control17" form:data-field="address2" form:convert-empty-to-null="true">
            <form:properties>
              <form:property form:property-name="DefaultControl" office:value-type="string" office:string-value="com.sun.star.form.control.TextField"/>
            </form:properties>
          </form:text>
          <form:text form:name="postCode" form:control-implementation="ooo:com.sun.star.form.component.TextField" xml:id="control18" form:id="control18" form:data-field="postCode" form:convert-empty-to-null="true">
            <form:properties>
              <form:property form:property-name="DefaultControl" office:value-type="string" office:string-value="com.sun.star.form.control.TextField"/>
            </form:properties>
          </form:text>
          <form:text form:name="city" form:control-implementation="ooo:com.sun.star.form.component.TextField" xml:id="control19" form:id="control19" form:data-field="city" form:convert-empty-to-null="true">
            <form:properties>
              <form:property form:property-name="DefaultControl" office:value-type="string" office:string-value="com.sun.star.form.control.TextField"/>
            </form:properties>
          </form:text>
          <form:text form:name="country" form:control-implementation="ooo:com.sun.star.form.component.TextField" xml:id="control20" form:id="control20" form:data-field="country" form:convert-empty-to-null="true">
            <form:properties>
              <form:property form:property-name="DefaultControl" office:value-type="string" office:string-value="com.sun.star.form.control.TextField"/>
            </form:properties>
          </form:text>
          <form:checkbox form:name="YesDataProtection" form:control-implementation="ooo:com.sun.star.form.component.CheckBox" xml:id="control21" form:id="control21" form:label="Ja, ich habe die im Text der vorigen Seite enthaltene und unter http://www.c3s.cc/disclaimer-de.html abrufbare Datenschutzerklärung zur Kenntnis genommen, bin damit einverstanden, und weiß, dass ich dieses Einverständnis jederzeit widerrufen kann." form:image-position="center">
            <form:properties>
              <form:property form:property-name="DefaultControl" office:value-type="string" office:string-value="com.sun.star.form.control.CheckBox"/>
              <form:property form:property-name="MultiLine" office:value-type="boolean" office:boolean-value="true"/>
              <form:property form:property-name="SecondaryRefValue" office:value-type="string" office:string-value=""/>
            </form:properties>
          </form:checkbox>
          <form:checkbox form:name="YesDeclaration" form:control-implementation="ooo:com.sun.star.form.component.CheckBox" xml:id="control22" form:id="control22" form:label="Ja, ich habe den Text beider Seiten der Absichtserklärung vollständig gelesen und verstande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Notification" form:control-implementation="ooo:com.sun.star.form.component.CheckBox" xml:id="control23" form:id="control23" form:label="Ja, ich ziehe den Eintritt in die C3S als Verwertungsgesellschaft ernsthaft in Betracht und möchte bei Gründung der C3S per Email kontaktiert werden."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4"/>
      <text:p text:style-name="P4"/>
      <text:p text:style-name="P4"/>
      <text:p text:style-name="P4">Absichtserklärung zum geplanten Beitritt zur<text:line-break/>Cultural Commons Collecting Society (C3S)</text:p>
      <text:p text:style-name="P8"/>
      <text:p text:style-name="P8">Bitte die folgenden Seiten aufmerksam lesen, drucken und ausfüllen.<text:line-break/>Dann beide (!) Seiten entweder einscannen oder direkt an die C3S senden:</text:p>
      <text:p text:style-name="P8"/>
      <text:p text:style-name="P9"><text:tab/>per Mail:<text:tab/>yes (at) c3s.cc</text:p>
      <text:p text:style-name="P9"><text:tab/>per Fax:<text:tab/>Wolfgang Senges<text:line-break/><text:tab/><text:tab/>+49 (0)3212 – 9181818</text:p>
      <text:p text:style-name="P9"><text:tab/>per Post:<text:tab/>OpenMusicContest.org e.V.<text:line-break/><text:tab/><text:tab/>c/o Michalke<text:line-break/><text:tab/><text:tab/>Am Straussenkreuz 11<text:line-break/><text:tab/><text:tab/>40229 Düsseldorf</text:p>
      <text:p text:style-name="P5"/>
      <text:p text:style-name="P22">Absichtserklärung zum geplanten Beitritt zur</text:p>
      <text:p text:style-name="P3">Cultural Commons Collecting Society (C3S)</text:p>
      <text:p text:style-name="Standard"/>
      <text:p text:style-name="P5">Bei Antragstellung zur Zulassung als Verwertungsgesellschaft müssen wir belegen können, wie hoch die Unterstützung und Akzeptanz bei Aufnahme des Geschäftsbetriebs sein wird. Hier helfen keine Facebook-Follower. Wir benötigen etwas mehr.</text:p>
      <text:p text:style-name="P5">Wenn Ihr bereit seid, der C3S nach ihrer Gründung als Mitglied beizutreten und die kommerzielle Verwertung einiger oder aller Eurer Werke der C3S zu übertragen, dann könnt Ihr diese Absicht dem Deutschen Patent- und Markenamt nun mitteilen.</text:p>
      <text:p text:style-name="P5">Ihr <text:span text:style-name="T2">dürft durchaus bereits Mitglied einer anderen Verwertungsgesellschaft sein</text:span> – denn ein Wechsel ist möglich, wenn auch langwierig. Außerdem bestätigt Ihr lediglich, dass Ihr eine Mitgliedschaft in der neuen C3S ernsthaft in Erwägung zieht – Ihr verpflichtet Euch mit Eurer Unterschrift noch <text:span text:style-name="T2">nicht verbindlich</text:span> zum Beitritt.</text:p>
      <text:p text:style-name="P5">Ihr müsst Komponist(in), Texter(in), Musiker(in), Musikproduzent(in), Remixer(in) oder DJ sein <text:span text:style-name="T2">und</text:span> bereits mindestens drei eigene Tracks geschrieben oder andere gemixt haben. Im Ergebnis müsst Ihr also wenigstens Miturheber(in) von drei verschiedenen Musikwerken sein. Wir freuen uns über Profis und Semi-Pros, aber auch Hobby-Musiker(innen) und angehende Kreative finden in der C3S ihr Zuhause – auch wenn Ihr gerade erst Eure ersten Remixes und Mashups zusammengestellt habt. </text:p>
      <text:p text:style-name="P5">Nach Gründung der C3S nutzen wir Eure Angaben, um Euch zu fragen, ob Ihr dann tatsächlich beitreten möchtet. Wenn nicht, wird Eure Erklärung gelöscht. Sie wird ebenfalls gelöscht, wenn Ihr Eure Absichtserklärung überdenkt und zurückziehen möchtet und uns das schriftlich mitteilt.</text:p>
      <text:p text:style-name="P5">Um Verfälschungen vorzubeugen, fragen wir – wie bei einer Petition – neben Eurem Namen auch Eure Postanschrift und E-Mail-Adresse ab. Selbstverständlich werden diese Daten außer bei der Antragstellung (an das Deutsche Patent- und Markenamt) weder an Dritte weitergegeben noch zu anderen Zwecken verwendet oder gar veröffentlicht. Die Speicherung erfolgt in Deutschland und entsprechend den Vorgaben des Bundesdatenschutzgesetzes durch den <text:span text:style-name="T2">OpenMusicContest.org e.V. als Vertreter der C3S-Gründungsinitiative</text:span>. Ihr könnt jederzeit und ohne Angabe von Gründen durch E-Mail an</text:p>
      <text:p text:style-name="P10">data@c3s.cc</text:p>
      <text:p text:style-name="P5">die Löschung Eurer bei uns gespeicherten Daten erreichen und durch eine Anfrage an diese Adresse auch Auskunft über die über Euch gespeicherten Daten verlangen. Eine Löschung bewirkt natürlich zugleich, dass wir uns nicht vorab zwecks Beitritt bei Euch melden können. Diese Details zum Umgang mit Euren Daten (Datenschutzerklärung) könnt Ihr auch separat auf unserer Website abrufen unter </text:p>
      <text:p text:style-name="P11">http://www.c3s.cc/disclaimer-de.html</text:p>
      <text:p text:style-name="P5">Bitte informiert Euch zunächst über die C3S und Ihre Ziele, dann kann's losgehen!</text:p>
      <text:p text:style-name="P5"/>
      <text:p text:style-name="P21">Bitte beantwortet <text:span text:style-name="T2">alle</text:span> Fragen:</text:p>
      <text:list xml:id="list247736209" text:style-name="L1">
        <text:list-header>
          <text:p text:style-name="P33"><draw:control text:anchor-type="paragraph" draw:z-index="0" draw:style-name="gr1" draw:text-style-name="P40" svg:width="1.3878in" svg:height="0.2524in" svg:x="0.7445in" svg:y="0.2602in" draw:control="control1"/>(1) Ja, ich bin musikalisch kreativ tätig als (Mehrfachauswahl möglich):</text:p>
        </text:list-header>
      </text:list>
      <text:p text:style-name="P36"><draw:control text:anchor-type="paragraph" draw:z-index="1" draw:style-name="gr1" draw:text-style-name="P40" svg:width="1.2748in" svg:height="0.1787in" svg:x="0.7445in" svg:y="0.2016in" draw:control="control2"/><draw:control text:anchor-type="paragraph" draw:z-index="5" draw:style-name="gr1" draw:text-style-name="P40" svg:width="1.2748in" svg:height="0.1787in" svg:x="0.7547in" svg:y="0.9453in" draw:control="control6"/><text:span text:style-name="T3"><text:tab/></text:span></text:p>
      <text:p text:style-name="P36"><draw:control text:anchor-type="paragraph" draw:z-index="3" draw:style-name="gr1" draw:text-style-name="P40" svg:width="1.2748in" svg:height="0.1787in" svg:x="0.7445in" svg:y="0.2516in" draw:control="control4"/><draw:control text:anchor-type="paragraph" draw:z-index="2" draw:style-name="gr1" draw:text-style-name="P40" svg:width="1.2748in" svg:height="0.1787in" svg:x="0.7445in" svg:y="0.0681in" draw:control="control3"/><text:span text:style-name="T3"/></text:p>
      <text:p text:style-name="P36"><draw:control text:anchor-type="paragraph" draw:z-index="4" draw:style-name="gr1" draw:text-style-name="P40" svg:width="1.2748in" svg:height="0.1787in" svg:x="0.7445in" svg:y="0.1256in" draw:control="control5"/><text:span text:style-name="T3"/></text:p>
      <text:p text:style-name="P36"/>
      <text:list xml:id="list477483317" text:style-name="L3">
        <text:list-item>
          <text:p text:style-name="P39"><draw:g text:anchor-type="paragraph" draw:z-index="6" draw:style-name="gr2"><draw:control draw:text-style-name="P41" svg:width="0.7039in" svg:height="0.5059in" svg:x="5.0146in" svg:y="0.1437in" draw:control="control7"/><draw:control draw:style-name="gr3" draw:text-style-name="P40" svg:width="0.513in" svg:height="0.1969in" svg:x="5.1217in" svg:y="0.1854in" draw:control="control8"/><draw:control draw:style-name="gr3" draw:text-style-name="P40" svg:width="0.513in" svg:height="0.1307in" svg:x="5.1217in" svg:y="0.4417in" draw:control="control9"/></draw:g>Ich bin an mindestens drei Titeln kreativ beteiligt gewesen</text:p>
          <text:list>
            <text:list-item>
              <text:list>
                <text:list-header>
                  <text:p text:style-name="P38"><text:s text:c="7"/>in einer der unter (1) genannten Funktionen.</text:p>
                </text:list-header>
              </text:list>
            </text:list-item>
          </text:list>
        </text:list-item>
      </text:list>
      <text:p text:style-name="P6"><draw:g text:anchor-type="paragraph" draw:z-index="7" draw:style-name="gr2"><draw:control draw:text-style-name="P41" svg:width="0.7039in" svg:height="0.5059in" svg:x="5.0256in" svg:y="0.2661in" draw:control="control10"/><draw:control draw:style-name="gr3" draw:text-style-name="P40" svg:width="0.513in" svg:height="0.1969in" svg:x="5.1327in" svg:y="0.3079in" draw:control="control11"/><draw:control draw:style-name="gr3" draw:text-style-name="P42" svg:width="0.513in" svg:height="0.1307in" svg:x="5.1327in" svg:y="0.5642in" draw:control="control12"/></draw:g><text:span text:style-name="T3"><text:tab/></text:span></text:p>
      <text:p text:style-name="P7">(3) <text:s text:c="6"/>Ich bin Mitglied einer Verwertungsgesellschaft.</text:p>
      <text:p text:style-name="P6"><text:span text:style-name="T3"><text:tab/></text:span></text:p>
      <text:p text:style-name="P24"><text:span text:style-name="T3"><text:tab/></text:span></text:p>
      <text:list xml:id="list904056432" text:style-name="L2">
        <text:list-header>
          <text:p text:style-name="P35">Meine Kontaktinformationen:</text:p>
        </text:list-header>
      </text:list>
      <text:p text:style-name="P27"><text:tab/>(Bürgerlicher) Vorname <text:s text:c="4"/><draw:control text:anchor-type="as-char" svg:y="-0.1035in" draw:z-index="8" draw:style-name="gr4" draw:text-style-name="P40" svg:width="4.5004in" svg:height="0.2504in" draw:control="control13"/></text:p>
      <text:p text:style-name="P27">Nachname <text:s text:c="4"/><draw:control text:anchor-type="as-char" svg:y="-0.1492in" draw:z-index="9" draw:style-name="gr4" draw:text-style-name="P40" svg:width="4.5004in" svg:height="0.2504in" draw:control="control14"/></text:p>
      <text:p text:style-name="P28"><text:tab/>Email<text:tab/><draw:control text:anchor-type="as-char" svg:y="-0.1756in" draw:z-index="10" draw:style-name="gr4" draw:text-style-name="P40" svg:width="4.5004in" svg:height="0.2504in" draw:control="control15"/></text:p>
      <text:p text:style-name="P29"><text:tab/>Straße und Hausnummer<text:tab/><draw:control text:anchor-type="as-char" svg:y="-0.1492in" draw:z-index="11" draw:style-name="gr4" draw:text-style-name="P40" svg:width="4.5004in" svg:height="0.2504in" draw:control="control16"/></text:p>
      <text:p text:style-name="P30"><text:tab/>2<text:span text:style-name="T5">nd</text:span> Adresszeile<text:tab/><draw:control text:anchor-type="as-char" svg:y="-0.1528in" draw:z-index="12" draw:style-name="gr4" draw:text-style-name="P40" svg:width="4.5004in" svg:height="0.2504in" draw:control="control17"/></text:p>
      <text:p text:style-name="P31"><text:tab/>Postleitzahl<text:tab/><draw:control text:anchor-type="as-char" svg:y="-0.1492in" draw:z-index="13" draw:style-name="gr4" draw:text-style-name="P40" svg:width="1.1071in" svg:height="0.2504in" draw:control="control18"/> <text:s text:c="2"/>Ort <text:s text:c="2"/><draw:control text:anchor-type="as-char" svg:y="-0.1492in" draw:z-index="14" draw:style-name="gr4" draw:text-style-name="P40" svg:width="2.9925in" svg:height="0.2504in" draw:control="control19"/></text:p>
      <text:p text:style-name="P32"><text:tab/>Land<text:tab/><draw:control text:anchor-type="as-char" svg:y="-0.1382in" draw:z-index="15" draw:style-name="gr4" draw:text-style-name="P40" svg:width="4.5004in" svg:height="0.2504in" draw:control="control20"/></text:p>
      <text:p text:style-name="P5">Die Absichtserklärung verpflichtet mich nicht, der C3S zu irgendeinem Zeitpunkt beizutreten und kann jederzeit widerrufen werden.</text:p>
      <text:p text:style-name="P8">* * *</text:p>
      <text:p text:style-name="P34"><text:span text:style-name="T7"><draw:control text:anchor-type="as-char" svg:y="0in" draw:z-index="17" draw:style-name="gr6" draw:text-style-name="P40" svg:width="6.476in" svg:height="0.2598in" draw:control="control22"/></text:span><text:span text:style-name="T7"><draw:control text:anchor-type="as-char" svg:y="0in" draw:z-index="18" draw:style-name="gr6" draw:text-style-name="P40" svg:width="6.5004in" svg:height="0.2598in" draw:control="control23"/></text:span><text:span text:style-name="T6"><draw:control text:anchor-type="as-char" svg:y="0in" draw:z-index="16" draw:style-name="gr5" draw:text-style-name="P40" svg:width="6.5004in" svg:height="0.5421in" draw:control="control21"/></text:span></text:p>
      <text:p text:style-name="P37"/>
      <text:p text:style-name="P19">______________<text:tab/>__________________________</text:p>
      <text:p text:style-name="P17">Datum<text:tab/>Ort</text:p>
      <text:p text:style-name="P18"/>
      <text:p text:style-name="P18">________________________________________________________________</text:p>
      <text:p text:style-name="P18">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Standard" style:font-charset="x-symbol"/>
    <style:font-face style:name="Wingdings1" svg:font-family="Wingdings"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in" fo:line-height="110%"/>
      <style:text-properties style:font-name="Calibri"/>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7874in" fo:margin-bottom="0.6693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181in" fo:margin-left="0in" fo:margin-right="0in" fo:margin-top="0.0783in" style:shadow="none" style:dynamic-spacing="true"/>
      </style:footer-style>
    </style:page-layout>
  </office:automatic-styles>
  <office:master-styles>
    <style:master-page style:name="Standard" style:page-layout-name="Mpm1">
      <style:footer>
        <text:p text:style-name="MP1">Version vom 4. September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2-08-18T02:25:54</meta:creation-date>
    <dc:date>2012-09-10T12:28:08</dc:date>
    <meta:editing-duration>PT9H51M3S</meta:editing-duration>
    <meta:editing-cycles>18</meta:editing-cycles>
    <meta:generator>LibreOffice/3.5$MacOSX_x86 LibreOffice_project/7e68ba2-a744ebf-1f241b7-c506db1-7d53735</meta:generator>
    <meta:document-statistic meta:table-count="0" meta:image-count="0" meta:object-count="0" meta:page-count="3" meta:paragraph-count="42" meta:word-count="514" meta:character-count="3788" meta:non-whitespace-character-count="3305"/>
  </office:meta>
</office:document-meta>
</file>